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E" style:family="table-column">
      <style:table-column-properties style:column-width="5.9722in" style:rel-column-width="55255*"/>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E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E2" style:family="table-cell">
      <style:table-cell-properties style:vertical-align="middle" fo:padding="0.0382in" fo:border-left="0.0007in solid #000000" fo:border-right="0.0007in solid #000000" fo:border-top="none" fo:border-bottom="0.0007in solid #000000"/>
    </style:style>
    <style:style style:name="Table55.A26" style:family="table-cell">
      <style:table-cell-properties fo:padding="0.0382in" fo:border-left="0.0007in solid #000000" fo:border-right="none" fo:border-top="none" fo:border-bottom="none"/>
    </style:style>
    <style:style style:name="Table55.E26" style:family="table-cell">
      <style:table-cell-properties style:vertical-align="middle" fo:padding="0.0382in" fo:border-left="0.0007in solid #000000" fo:border-right="0.0007in solid #000000" fo:border-top="none" fo:border-bottom="none"/>
    </style:style>
    <style:style style:name="Table55.E27" style:family="table-cell">
      <style:table-cell-properties style:vertical-align="middle"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de">
      <style:text-properties style:text-underline-style="solid" style:text-underline-type="double" style:text-underline-width="auto" style:text-underline-color="font-color"/>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7.0602in" style:type="right" style:leader-style="dotted" style:leader-text="."/>
        </style:tab-stops>
      </style:paragraph-properties>
    </style:style>
    <style:style style:name="P31" style:family="paragraph" style:parent-style-name="Contents_20_2">
      <style:paragraph-properties>
        <style:tab-stops>
          <style:tab-stop style:position="6.8839in" style:type="right"/>
        </style:tab-stops>
      </style:paragraph-properties>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text-properties fo:color="#808080" fo:font-size="10pt" style:font-size-asian="10pt" style:font-size-complex="10pt"/>
    </style:style>
    <style:style style:name="P34" style:family="paragraph" style:parent-style-name="Table_20_Contents">
      <style:text-properties fo:font-size="10pt" style:font-size-asian="10pt" style:font-size-complex="10pt"/>
    </style:style>
    <style:style style:name="P35" style:family="paragraph" style:parent-style-name="Table_20_Contents">
      <style:paragraph-properties fo:text-align="center" style:justify-single-word="false"/>
      <style:text-properties style:font-name="Arial Black" fo:font-size="10pt" style:font-size-asian="10pt" style:font-size-complex="10pt"/>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Text_20_body" style:master-page-name="Standard">
      <style:paragraph-properties style:page-number="auto"/>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paragraph-properties fo:text-align="justify" style:justify-single-word="false"/>
    </style:style>
    <style:style style:name="P44" style:family="paragraph" style:parent-style-name="Text_20_body" style:list-style-name="L3">
      <style:paragraph-properties fo:text-align="justify" style:justify-single-word="false"/>
    </style:style>
    <style:style style:name="P45" style:family="paragraph" style:parent-style-name="Text_20_body" style:list-style-name="L5">
      <style:paragraph-properties fo:text-align="justify" style:justify-single-word="false"/>
    </style:style>
    <style:style style:name="P46" style:family="paragraph" style:parent-style-name="Text_20_body" style:list-style-name="L1">
      <style:paragraph-properties fo:text-align="justify" style:justify-single-word="false"/>
    </style:style>
    <style:style style:name="P47" style:family="paragraph" style:parent-style-name="Text_20_body" style:list-style-name="L8">
      <style:paragraph-properties fo:text-align="justify" style:justify-single-word="false"/>
    </style:style>
    <style:style style:name="P48" style:family="paragraph" style:parent-style-name="Text_20_body" style:list-style-name="L10">
      <style:paragraph-properties fo:text-align="justify" style:justify-single-word="false"/>
    </style:style>
    <style:style style:name="P49" style:family="paragraph" style:parent-style-name="Text_20_body" style:list-style-name="L11">
      <style:paragraph-properties fo:text-align="justify" style:justify-single-word="false"/>
    </style:style>
    <style:style style:name="P50" style:family="paragraph" style:parent-style-name="Text_20_body" style:list-style-name="L12">
      <style:paragraph-properties fo:text-align="justify" style:justify-single-word="false"/>
    </style:style>
    <style:style style:name="P51" style:family="paragraph" style:parent-style-name="Text_20_body" style:list-style-name="L13">
      <style:paragraph-properties fo:text-align="justify" style:justify-single-word="false"/>
    </style:style>
    <style:style style:name="P52" style:family="paragraph" style:parent-style-name="Text_20_body" style:list-style-name="L14">
      <style:paragraph-properties fo:text-align="justify" style:justify-single-word="false"/>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9">Table of Contents</text:p>
          </text:index-title>
          <text:p text:style-name="P30">The MIT License (MIT).<text:tab/>5</text:p>
          <text:p text:style-name="P30">Introduction<text:tab/>6</text:p>
          <text:p text:style-name="P31">About the name fOOrth<text:tab/>6</text:p>
          <text:p text:style-name="P31">How fOOrth came to be<text:tab/>6</text:p>
          <text:p text:style-name="P31">Goals and Principles<text:tab/>7</text:p>
          <text:p text:style-name="P31">Report Card<text:tab/>8</text:p>
          <text:p text:style-name="P31">Special Note of Thanks<text:tab/>9</text:p>
          <text:p text:style-name="P30">Installation<text:tab/>10</text:p>
          <text:p text:style-name="P31">Ruby<text:tab/>10</text:p>
          <text:p text:style-name="P31">fOOrth<text:tab/>10</text:p>
          <text:p text:style-name="P31">Running fOOrth<text:tab/>11</text:p>
          <text:p text:style-name="P31">Source Archive<text:tab/>11</text:p>
          <text:p text:style-name="P30">First Steps<text:tab/>12</text:p>
          <text:p text:style-name="P30">The Syntax and Style of fOOrth<text:tab/>14</text:p>
          <text:p text:style-name="P31">Syntax<text:tab/>14</text:p>
          <text:p text:style-name="P31">Spaces<text:tab/>14</text:p>
          <text:p text:style-name="P31">Comments<text:tab/>14</text:p>
          <text:p text:style-name="P31">String Literals<text:tab/>14</text:p>
          <text:p text:style-name="P31">Numeric Literals<text:tab/>15</text:p>
          <text:p text:style-name="P30">A fOOrth Calculator<text:tab/>16</text:p>
          <text:p text:style-name="P31">The Basics<text:tab/>16</text:p>
          <text:p text:style-name="P31">Stack Manipulation<text:tab/>17</text:p>
          <text:p text:style-name="P31">Programming<text:tab/>19</text:p>
          <text:p text:style-name="P31">Control Structures<text:tab/>20</text:p>
          <text:p text:style-name="P31">Data Memory<text:tab/>20</text:p>
          <text:p text:style-name="P30">The Class Tree<text:tab/>21</text:p>
          <text:p text:style-name="P31">A Brief Overview<text:tab/>21</text:p>
          <text:p text:style-name="P30">Method Mapping<text:tab/>23</text:p>
          <text:p text:style-name="P30">Routing<text:tab/>24</text:p>
          <text:p text:style-name="P31">Routing Internals<text:tab/>25</text:p>
          <text:p text:style-name="P30">Handling Exceptions<text:tab/>27</text:p>
          <text:p text:style-name="P31">fOOrth Native Exception Codes:<text:tab/>27</text:p>
          <text:p text:style-name="P30">Array<text:tab/>29</text:p>
          <text:p text:style-name="P31">Array Literals<text:tab/>29</text:p>
          <text:p text:style-name="P31">Class Methods<text:tab/>29</text:p>
          <text:p text:style-name="P31">Instance Methods<text:tab/>29</text:p>
          <text:p text:style-name="P31">See Also<text:tab/>29</text:p>
          <text:p text:style-name="P30">Class<text:tab/>30</text:p>
          <text:p text:style-name="P31">Instance Methods<text:tab/>30</text:p>
          <text:p text:style-name="P31">See Also<text:tab/>30</text:p>
          <text:p text:style-name="P30">Complex<text:tab/>31</text:p>
          <text:p text:style-name="P31">Complex Literals<text:tab/>31</text:p>
          <text:p text:style-name="P31">Instance Methods<text:tab/>32</text:p>
          <text:p text:style-name="P31">Instance Stubs<text:tab/>32</text:p>
          <text:p text:style-name="P31">See Also<text:tab/>32</text:p>
          <text:p text:style-name="P30">Exception<text:tab/>33</text:p>
          <text:p text:style-name="P30">FalseClass<text:tab/>34</text:p>
          <text:p text:style-name="P31">Instance Methods<text:tab/>34</text:p>
          <text:p text:style-name="P31">See Also<text:tab/>34</text:p>
          <text:p text:style-name="P30">Float<text:tab/>36</text:p>
          <text:p text:style-name="P31">Float Literals<text:tab/>36</text:p>
          <text:p text:style-name="P31">See Also<text:tab/>36</text:p>
          <text:p text:style-name="P30">Hash<text:tab/>37</text:p>
          <text:p text:style-name="P31">Hash Literals<text:tab/>37</text:p>
          <text:p text:style-name="P31">Instance Methods<text:tab/>37</text:p>
          <text:p text:style-name="P31">See Also<text:tab/>37</text:p>
          <text:p text:style-name="P30">InStream<text:tab/>38</text:p>
          <text:p text:style-name="P31">Class Methods<text:tab/>38</text:p>
          <text:p text:style-name="P31">Instance Methods<text:tab/>38</text:p>
          <text:p text:style-name="P31">See Also<text:tab/>38</text:p>
          <text:p text:style-name="P30">Integer<text:tab/>39</text:p>
          <text:p text:style-name="P31">Integer Literals<text:tab/>39</text:p>
          <text:p text:style-name="P31">Instance Methods<text:tab/>39</text:p>
          <text:p text:style-name="P31">See Also<text:tab/>39</text:p>
          <text:p text:style-name="P30">MaxNumeric<text:tab/>41</text:p>
          <text:p text:style-name="P30">MinNumeric<text:tab/>42</text:p>
          <text:p text:style-name="P30">NilClass<text:tab/>43</text:p>
          <text:p text:style-name="P31">Instance Methods<text:tab/>43</text:p>
          <text:p text:style-name="P31">See Also<text:tab/>43</text:p>
          <text:p text:style-name="P30">Numeric<text:tab/>44</text:p>
          <text:p text:style-name="P31">Instance Methods<text:tab/>44</text:p>
          <text:p text:style-name="P31">See Also<text:tab/>44</text:p>
          <text:p text:style-name="P30">Object<text:tab/>45</text:p>
          <text:p text:style-name="P31">Instance Methods<text:tab/>45</text:p>
          <text:p text:style-name="P31">See Also<text:tab/>54</text:p>
          <text:p text:style-name="P30">OutStream<text:tab/>55</text:p>
          <text:p text:style-name="P31">Class Methods<text:tab/>55</text:p>
          <text:p text:style-name="P31">Instance Methods<text:tab/>55</text:p>
          <text:p text:style-name="P31">Class Stubs<text:tab/>55</text:p>
          <text:p text:style-name="P31">See Also<text:tab/>55</text:p>
          <text:p text:style-name="P30">Procedure<text:tab/>56</text:p>
          <text:p text:style-name="P31">Procedure Literals<text:tab/>56</text:p>
          <text:p text:style-name="P31">Instance Methods<text:tab/>56</text:p>
          <text:p text:style-name="P31">See Also<text:tab/>56</text:p>
          <text:p text:style-name="P30"><text:soft-page-break/>Queue<text:tab/>57</text:p>
          <text:p text:style-name="P31">Instance Methods<text:tab/>57</text:p>
          <text:p text:style-name="P31">See Also<text:tab/>57</text:p>
          <text:p text:style-name="P30">Rational<text:tab/>58</text:p>
          <text:p text:style-name="P31">Rational Literals<text:tab/>58</text:p>
          <text:p text:style-name="P31">Instance Methods<text:tab/>58</text:p>
          <text:p text:style-name="P31">See Also<text:tab/>59</text:p>
          <text:p text:style-name="P30">Stack<text:tab/>60</text:p>
          <text:p text:style-name="P31">Instance Methods<text:tab/>60</text:p>
          <text:p text:style-name="P31">See Also<text:tab/>60</text:p>
          <text:p text:style-name="P30">String<text:tab/>61</text:p>
          <text:p text:style-name="P31">String Literals<text:tab/>61</text:p>
          <text:p text:style-name="P31">Instance Methods<text:tab/>61</text:p>
          <text:p text:style-name="P31">See Also<text:tab/>61</text:p>
          <text:p text:style-name="P30">Thread<text:tab/>62</text:p>
          <text:p text:style-name="P31">Class Methods<text:tab/>62</text:p>
          <text:p text:style-name="P31">Instance Methods<text:tab/>62</text:p>
          <text:p text:style-name="P31">See Also<text:tab/>62</text:p>
          <text:p text:style-name="P30">TrueClass<text:tab/>63</text:p>
          <text:p text:style-name="P31">See Also<text:tab/>63</text:p>
          <text:p text:style-name="P30">VirtualMachine<text:tab/>64</text:p>
          <text:p text:style-name="P31">Instance Methods<text:tab/>64</text:p>
          <text:p text:style-name="P31">Commands<text:tab/>66</text:p>
          <text:p text:style-name="P31">See Also<text:tab/>67</text:p>
          <text:p text:style-name="P30">Appendix A – Symbol Glossary<text:tab/>68</text:p>
          <text:p text:style-name="P30">Appendix B – Regular Expressions<text:tab/>70</text:p>
          <text:p text:style-name="P30">Edit History:<text:tab/>72</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089123322092885558" text:style-name="L1">
        <text:list-item>
          <text:p text:style-name="P41">A Simple, Easy-to-Understand syntax that is none the less, Expressive and Compact:</text:p>
        </text:list-item>
      </text:list>
      <text:list xml:id="list9061830390610818310" text:style-name="L2">
        <text:list-item>
          <text:list>
            <text:list-item>
              <text:p text:style-name="P42">Source code in fOOrth is free-form with no line oriented limitations or rules.</text:p>
            </text:list-item>
            <text:list-item>
              <text:p text:style-name="P42">Support is given to the easy representation of common literal data such as strings, integers, floating point numbers, rational numbers, and complex numbers.</text:p>
            </text:list-item>
          </text:list>
        </text:list-item>
      </text:list>
      <text:list xml:id="list30510709" text:continue-list="list7089123322092885558" text:style-name="L1">
        <text:list-item>
          <text:p text:style-name="P41">Safe Data and Data Structures:</text:p>
        </text:list-item>
      </text:list>
      <text:list xml:id="list606263558349430414" text:style-name="L3">
        <text:list-item>
          <text:list>
            <text:list-item>
              <text:p text:style-name="P44">Simple, reliable arithmetic. In fOOrth, integer operations never overflow. Rational <text:soft-page-break/>values can be represented exactly, complex numbers are supported, and conversions between numeric types are simple.</text:p>
            </text:list-item>
            <text:list-item>
              <text:p text:style-name="P44">Strings grow as needed without the need to allocate space or worry about overflow.</text:p>
            </text:list-item>
            <text:list-item>
              <text:p text:style-name="P44">Data containers such as arrays and hashes grow as needed. Out of range subscripts cannot access undefined memory regions. </text:p>
            </text:list-item>
          </text:list>
        </text:list-item>
      </text:list>
      <text:list xml:id="list30496866" text:continue-list="list30510709" text:style-name="L1">
        <text:list-item>
          <text:p text:style-name="P41">Message Passing:</text:p>
        </text:list-item>
      </text:list>
      <text:list xml:id="list2277537764030822735" text:style-name="L4">
        <text:list-item>
          <text:list>
            <text:list-item>
              <text:p text:style-name="P53">In fOOrth all actions take the form of messages sent to a receiver.</text:p>
            </text:list-item>
            <text:list-item>
              <text:p text:style-name="P53">The routing of messages is specified by the exact type of the message.</text:p>
            </text:list-item>
            <text:list-item>
              <text:p text:style-name="P53">Message receivers include data items on the stack as well as the virtual machine object associated with the current thread of execution.</text:p>
            </text:list-item>
            <text:list-item>
              <text:p text:style-name="P53">Messages for which no routing specification can be found, generate an error at compile time.</text:p>
            </text:list-item>
          </text:list>
        </text:list-item>
      </text:list>
      <text:list xml:id="list30499945" text:continue-list="list30496866" text:style-name="L1">
        <text:list-item>
          <text:p text:style-name="P41">Object Oriented Design:</text:p>
        </text:list-item>
      </text:list>
      <text:list xml:id="list4178662361952657447" text:style-name="L5">
        <text:list-item>
          <text:list>
            <text:list-item>
              <text:p text:style-name="P45">Support class based inheritance, with a non-cyclic (single inheritance) tree derived from a common base Object class.</text:p>
            </text:list-item>
            <text:list-item>
              <text:p text:style-name="P54">Support late binding and polymorphism through message interface compatibility or “duck” typing.</text:p>
            </text:list-item>
          </text:list>
        </text:list-item>
      </text:list>
      <text:list xml:id="list30499355" text:continue-list="list30499945" text:style-name="L1">
        <text:list-item>
          <text:p text:style-name="P41">Meta programming: </text:p>
        </text:list-item>
      </text:list>
      <text:list xml:id="list4081827809627577770" text:style-name="L6">
        <text:list-item>
          <text:list>
            <text:list-item>
              <text:p text:style-name="P55">Support extensible language constructs by making the compiler an accessible part of the system.</text:p>
            </text:list-item>
          </text:list>
        </text:list-item>
      </text:list>
      <text:list xml:id="list30484004" text:continue-list="list30499355" text:style-name="L1">
        <text:list-item>
          <text:p text:style-name="P41">Reliability:</text:p>
        </text:list-item>
      </text:list>
      <text:list xml:id="list552810773755893876" text:style-name="L7">
        <text:list-item>
          <text:list>
            <text:list-item>
              <text:p text:style-name="P56">Errors should be detected as soon as possible. </text:p>
            </text:list-item>
            <text:list-item>
              <text:p text:style-name="P56">Language constructs should not be designed in a way that causes simple coding errors to spin off into infinite loops. </text:p>
            </text:list-item>
          </text:list>
        </text:list-item>
      </text:list>
      <text:list xml:id="list30505824" text:continue-list="list30484004" text:style-name="L1">
        <text:list-item>
          <text:p text:style-name="P46">Building on the host language:</text:p>
        </text:list-item>
      </text:list>
      <text:list xml:id="list3510724178235451694" text:style-name="L8">
        <text:list-item>
          <text:list>
            <text:list-item>
              <text:p text:style-name="P4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4542228"/>Thanks<text:alphabetical-index-mark-end text:id="IMark15454222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043015784911523042" text:style-name="L9">
        <text:list-item>
          <text:p text:style-name="P57">ruby 1.9.3p484 (2013-11-22) [i386-mingw32]</text:p>
        </text:list-item>
        <text:list-item>
          <text:p text:style-name="P57">ruby 2.1.5p273 (2014-11-13 revision 48405) [i386-mingw32]</text:p>
        </text:list-item>
        <text:list-item>
          <text:p text:style-name="P57">Rubinius – to be tested!</text:p>
        </text:list-item>
        <text:list-item>
          <text:p text:style-name="P5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54542228"/>Rake<text:alphabetical-index-mark-end text:id="IMark154542228"/>:</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4542228"/>Demo.rb<text:alphabetical-index-mark-end text:id="IMark1545422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243373556"/>drop<text:alphabetical-index-mark-end text:id="IMark24337355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243373556"/>dup<text:alphabetical-index-mark-end text:id="IMark24337355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243373556"/>nip<text:alphabetical-index-mark-end text:id="IMark24337355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243373556"/>over<text:alphabetical-index-mark-end text:id="IMark24337355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243373556"/>pick<text:alphabetical-index-mark-end text:id="IMark24337355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43373556"/>swap<text:alphabetical-index-mark-end text:id="IMark24337355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243373556"/>tuck<text:alphabetical-index-mark-end text:id="IMark24337355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399236354785526722" text:style-name="L10">
        <text:list-item>
          <text:p text:style-name="P48">To store return addresses for word calls. In fOOrth this is handled by the Ruby virtual machine.</text:p>
        </text:list-item>
        <text:list-item>
          <text:p text:style-name="P48">To store context for control structures. In fOOrth the context mechanism provides for a far richer and more reliable set of control, compile, and data structures.</text:p>
        </text:list-item>
        <text:list-item>
          <text:p text:style-name="P4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Exception</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Queu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2324496"/>Classes<text:alphabetical-index-mark-end text:id="IMark15232449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2324496"/>Inheritance<text:alphabetical-index-mark-end text:id="IMark15232449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2324496"/>Methods<text:alphabetical-index-mark-end text:id="IMark152324496"/></text:h>
      <text:p text:style-name="P3">All code in fOOrth is contained in methods. A method is a fragment of code that an object uses to respond to a message that has been sent to that object. In fOOrth there are three sorts of methods:</text:p>
      <text:list xml:id="list6252558556951702283" text:style-name="L11">
        <text:list-item>
          <text:p text:style-name="P49">Shared: Methods that are common to all instances of the class that contains them.</text:p>
        </text:list-item>
        <text:list-item>
          <text:p text:style-name="P49">Exclusive: Methods that are defined for one and only one object (and all of its clones that are created <text:span text:style-name="T2">after</text:span> the exclusive method is defined.).</text:p>
        </text:list-item>
        <text:list-item>
          <text:p text:style-name="P49">Local: Methods that are created in a context and are accessible only in that context. When the context concludes, these methods are no longer accessible.</text:p>
        </text:list-item>
      </text:list>
      <text:h text:style-name="Heading_20_3" text:outline-level="3"><text:alphabetical-index-mark-start text:id="IMark152325744"/>Late Binding<text:alphabetical-index-mark-end text:id="IMark152325744"/> and <text:alphabetical-index-mark-start text:id="IMark152325456"/>Polymorphism<text:alphabetical-index-mark-end text:id="IMark15232545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2325456"/>Method Mapping<text:alphabetical-index-mark-end text:id="IMark15232545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5080448970872622077" text:style-name="L12">
        <text:list-item>
          <text:p text:style-name="P50">The strings used by fOOrth needed to be converted to Ruby symbols to allow code to be executed in Ruby.</text:p>
        </text:list-item>
        <text:list-item>
          <text:p text:style-name="P50">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0">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2325744"/>SymbolMap<text:alphabetical-index-mark-end text:id="IMark152325744"/> class. This class creates mappings in one of two ways:</text:p>
      <text:list xml:id="list4117555932139089965" text:style-name="L13">
        <text:list-item>
          <text:p text:style-name="P5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2325744"/>Routing<text:alphabetical-index-mark-end text:id="IMark15232574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149295530355411919" text:style-name="L14">
        <text:list-item>
          <text:p text:style-name="P52">The defining word used to create the method.</text:p>
        </text:list-item>
        <text:list-item>
          <text:p text:style-name="P52">The receiver of the defining word used to create the method.</text:p>
        </text:list-item>
        <text:list-item>
          <text:p text:style-name="P52">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243373556"/>:<text:alphabetical-index-mark-end text:id="IMark243373556"/></text:p>
          </table:table-cell>
          <table:table-cell table:style-name="Table9.A2" office:value-type="string">
            <text:p text:style-name="P10">N/A</text:p>
          </table:table-cell>
          <table:table-cell table:style-name="Table9.A2" office:value-type="string">
            <text:p text:style-name="P17">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243373556"/>.:<text:alphabetical-index-mark-end text:id="IMark243373556"/></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243373556"/>.::<text:alphabetical-index-mark-end text:id="IMark243373556"/></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43375332"/>do_map_name<text:alphabetical-index-mark-end text:id="IMark24337533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4"/>
        <table:table-column table:style-name="Table55.E"/>
        <table:table-header-rows>
          <table:table-row table:style-name="Table55.1">
            <table:table-cell table:style-name="Table55.A1" table:number-columns-spanned="4" office:value-type="string">
              <text:p text:style-name="P37">Error Code</text:p>
            </table:table-cell>
            <table:covered-table-cell/>
            <table:covered-table-cell/>
            <table:covered-table-cell/>
            <table:table-cell table:style-name="Table55.E1" office:value-type="string">
              <text:p text:style-name="P36">Description</text:p>
            </table:table-cell>
          </table:table-row>
        </table:table-header-rows>
        <table:table-row table:style-name="Table55.1">
          <table:table-cell table:style-name="Table55.A2" office:value-type="string">
            <text:p text:style-name="P32">F</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P33">Generic fOOrth Native Exception Code.</text:p>
          </table:table-cell>
        </table:table-row>
        <table:table-row table:style-name="Table55.1">
          <table:table-cell table:style-name="Table55.A2" office:value-type="string">
            <text:p text:style-name="P32">F</text:p>
          </table:table-cell>
          <table:table-cell table:style-name="Table55.A2" office:value-type="string">
            <text:p text:style-name="P32">1</text:p>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P33">Compile Time Error.</text:p>
          </table:table-cell>
        </table:table-row>
        <table:table-row table:style-name="Table55.1">
          <table:table-cell table:style-name="Table55.A2" office:value-type="string">
            <text:p text:style-name="P32">F</text:p>
          </table:table-cell>
          <table:table-cell table:style-name="Table55.A2" office:value-type="string">
            <text:p text:style-name="P32">1</text:p>
          </table:table-cell>
          <table:table-cell table:style-name="Table55.A2" office:value-type="string">
            <text:p text:style-name="P32">0</text:p>
          </table:table-cell>
          <table:table-cell table:style-name="Table55.A2" office:value-type="string">
            <text:p text:style-name="P32"/>
          </table:table-cell>
          <table:table-cell table:style-name="Table55.E2" office:value-type="string">
            <text:p text:style-name="P33">Syntax Error.</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0</text:p>
          </table:table-cell>
          <table:table-cell table:style-name="Table55.A2" office:value-type="string">
            <text:p text:style-name="P35">0</text:p>
          </table:table-cell>
          <table:table-cell table:style-name="Table55.E2" office:value-type="string">
            <text:p text:style-name="P34">Unknown or Untranslatable Entry Error</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0</text:p>
          </table:table-cell>
          <table:table-cell table:style-name="Table55.A2" office:value-type="string">
            <text:p text:style-name="P35">1</text:p>
          </table:table-cell>
          <table:table-cell table:style-name="Table55.E2" office:value-type="string">
            <text:p text:style-name="P34">Specification Error for Entry.</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0</text:p>
          </table:table-cell>
          <table:table-cell table:style-name="Table55.A2" office:value-type="string">
            <text:p text:style-name="P35">2</text:p>
          </table:table-cell>
          <table:table-cell table:style-name="Table55.E2" office:value-type="string">
            <text:p text:style-name="P34">Invalid String Literal.</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0</text:p>
          </table:table-cell>
          <table:table-cell table:style-name="Table55.A2" office:value-type="string">
            <text:p text:style-name="P35">3</text:p>
          </table:table-cell>
          <table:table-cell table:style-name="Table55.E2" office:value-type="string">
            <text:p text:style-name="P34">Invalid or Duplicate Class Name.</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0</text:p>
          </table:table-cell>
          <table:table-cell table:style-name="Table55.A2" office:value-type="string">
            <text:p text:style-name="P35">4</text:p>
          </table:table-cell>
          <table:table-cell table:style-name="Table55.E2" office:value-type="string">
            <text:p text:style-name="P34">Invalid Method or Variable Name.</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0</text:p>
          </table:table-cell>
          <table:table-cell table:style-name="Table55.A2" office:value-type="string">
            <text:p text:style-name="P35">5</text:p>
          </table:table-cell>
          <table:table-cell table:style-name="Table55.E2" office:value-type="string">
            <text:p text:style-name="P34">Unbalanced Comment.</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0</text:p>
          </table:table-cell>
          <table:table-cell table:style-name="Table55.A2" office:value-type="string">
            <text:p text:style-name="P35">6</text:p>
          </table:table-cell>
          <table:table-cell table:style-name="Table55.E2" office:value-type="string">
            <text:p text:style-name="P34">Invalid or Malformed Control Structure.</text:p>
          </table:table-cell>
        </table:table-row>
        <table:table-row table:style-name="Table55.1">
          <table:table-cell table:style-name="Table55.A2" office:value-type="string">
            <text:p text:style-name="P32">F</text:p>
          </table:table-cell>
          <table:table-cell table:style-name="Table55.A2" office:value-type="string">
            <text:p text:style-name="P32">1</text:p>
          </table:table-cell>
          <table:table-cell table:style-name="Table55.A2" office:value-type="string">
            <text:p text:style-name="P32">1</text:p>
          </table:table-cell>
          <table:table-cell table:style-name="Table55.A2" office:value-type="string">
            <text:p text:style-name="P32"/>
          </table:table-cell>
          <table:table-cell table:style-name="Table55.E2" office:value-type="string">
            <text:p text:style-name="P33">Invalid Operation for Target</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0</text:p>
          </table:table-cell>
          <table:table-cell table:style-name="Table55.E2" office:value-type="string">
            <text:p text:style-name="P34">Unable to create a Subclass of the Target Class.</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1</text:p>
          </table:table-cell>
          <table:table-cell table:style-name="Table55.E2" office:value-type="string">
            <text:p text:style-name="P34">Unable to create an Exclusive Method on the Target Object.</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2</text:p>
          </table:table-cell>
          <table:table-cell table:style-name="Table55.E2" office:value-type="string">
            <text:p text:style-name="P34">The Target of a String Method is not the String Class.</text:p>
          </table:table-cell>
        </table:table-row>
        <table:table-row table:style-name="Table55.1">
          <table:table-cell table:style-name="Table55.A2" office:value-type="string">
            <text:p text:style-name="P32">F</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E2" office:value-type="string">
            <text:p text:style-name="P33">Internal Data Structure Error</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0</text:p>
          </table:table-cell>
          <table:table-cell table:style-name="Table55.E2" office:value-type="string">
            <text:p text:style-name="P34">Symbol Mapping Error.</text:p>
          </table:table-cell>
        </table:table-row>
        <table:table-row table:style-name="Table55.1">
          <table:table-cell table:style-name="Table55.A2" office:value-type="string">
            <text:p text:style-name="P32">F</text:p>
          </table:table-cell>
          <table:table-cell table:style-name="Table55.A2" office:value-type="string">
            <text:p text:style-name="P32">1</text:p>
          </table:table-cell>
          <table:table-cell table:style-name="Table55.A2" office:value-type="string">
            <text:p text:style-name="P32">3</text:p>
          </table:table-cell>
          <table:table-cell table:style-name="Table55.A2" office:value-type="string">
            <text:p text:style-name="P32"/>
          </table:table-cell>
          <table:table-cell table:style-name="Table55.E2" office:value-type="string">
            <text:p text:style-name="P33">Source Code Loading Errors</text:p>
          </table:table-cell>
        </table:table-row>
        <table:table-row table:style-name="Table55.1">
          <table:table-cell table:style-name="Table55.A2" office:value-type="string">
            <text:p text:style-name="P35">F</text:p>
          </table:table-cell>
          <table:table-cell table:style-name="Table55.A2" office:value-type="string">
            <text:p text:style-name="P35">1</text:p>
          </table:table-cell>
          <table:table-cell table:style-name="Table55.A2" office:value-type="string">
            <text:p text:style-name="P35">3</text:p>
          </table:table-cell>
          <table:table-cell table:style-name="Table55.A2" office:value-type="string">
            <text:p text:style-name="P35">0</text:p>
          </table:table-cell>
          <table:table-cell table:style-name="Table55.E2" office:value-type="string">
            <text:p text:style-name="P34">Unable to open source file.</text:p>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2">F</text:p>
          </table:table-cell>
          <table:table-cell table:style-name="Table55.A2" office:value-type="string">
            <text:p text:style-name="P32">2</text:p>
          </table:table-cell>
          <table:table-cell table:style-name="Table55.A2" office:value-type="string">
            <text:p text:style-name="P32">-</text:p>
          </table:table-cell>
          <table:table-cell table:style-name="Table55.A2" office:value-type="string">
            <text:p text:style-name="P32">-</text:p>
          </table:table-cell>
          <table:table-cell table:style-name="Table55.E2" office:value-type="string">
            <text:p text:style-name="P33">Run time error codes</text:p>
          </table:table-cell>
        </table:table-row>
        <table:table-row table:style-name="Table55.1">
          <table:table-cell table:style-name="Table55.A2" office:value-type="string">
            <text:p text:style-name="P32">F</text:p>
          </table:table-cell>
          <table:table-cell table:style-name="Table55.A2" office:value-type="string">
            <text:p text:style-name="P32">2</text:p>
          </table:table-cell>
          <table:table-cell table:style-name="Table55.A2" office:value-type="string">
            <text:p text:style-name="P32">0</text:p>
          </table:table-cell>
          <table:table-cell table:style-name="Table55.A2" office:value-type="string">
            <text:p text:style-name="P32"/>
          </table:table-cell>
          <table:table-cell table:style-name="Table55.E2" office:value-type="string">
            <text:p text:style-name="P33">Message Errors</text:p>
          </table:table-cell>
        </table:table-row>
        <table:table-row table:style-name="Table55.1">
          <table:table-cell table:style-name="Table55.A2" office:value-type="string">
            <text:p text:style-name="P35">F</text:p>
          </table:table-cell>
          <table:table-cell table:style-name="Table55.A2" office:value-type="string">
            <text:p text:style-name="P35">2</text:p>
          </table:table-cell>
          <table:table-cell table:style-name="Table55.A2" office:value-type="string">
            <text:p text:style-name="P35">0</text:p>
          </table:table-cell>
          <table:table-cell table:style-name="Table55.A2" office:value-type="string">
            <text:p text:style-name="P35">0</text:p>
          </table:table-cell>
          <table:table-cell table:style-name="Table55.E2" office:value-type="string">
            <text:p text:style-name="P34">Message Not Understood by the Receiver.</text:p>
          </table:table-cell>
        </table:table-row>
        <table:table-row table:style-name="Table55.1">
          <table:table-cell table:style-name="Table55.A2" office:value-type="string">
            <text:p text:style-name="P35">F</text:p>
          </table:table-cell>
          <table:table-cell table:style-name="Table55.A2" office:value-type="string">
            <text:p text:style-name="P35">2</text:p>
          </table:table-cell>
          <table:table-cell table:style-name="Table55.A2" office:value-type="string">
            <text:p text:style-name="P35">0</text:p>
          </table:table-cell>
          <table:table-cell table:style-name="Table55.A2" office:value-type="string">
            <text:p text:style-name="P35">1</text:p>
          </table:table-cell>
          <table:table-cell table:style-name="Table55.E2" office:value-type="string">
            <text:p text:style-name="P34">Control Structure is Not Supported by the Receiver.</text:p>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6" office:value-type="string">
            <text:p text:style-name="P35"/>
          </table:table-cell>
          <table:table-cell table:style-name="Table55.A26" office:value-type="string">
            <text:p text:style-name="P35"/>
          </table:table-cell>
          <table:table-cell table:style-name="Table55.A26" office:value-type="string">
            <text:p text:style-name="P35"/>
          </table:table-cell>
          <table:table-cell table:style-name="Table55.A26" office:value-type="string">
            <text:p text:style-name="P35"/>
          </table:table-cell>
          <table:table-cell table:style-name="Table55.E26" office:value-type="string">
            <text:p text:style-name="P34"/>
          </table:table-cell>
        </table:table-row>
        <table:table-row table:style-name="Table55.1">
          <table:table-cell table:style-name="Table55.A1" office:value-type="string">
            <text:p text:style-name="P35"/>
          </table:table-cell>
          <table:table-cell table:style-name="Table55.A1" office:value-type="string">
            <text:p text:style-name="P35"/>
          </table:table-cell>
          <table:table-cell table:style-name="Table55.A1" office:value-type="string">
            <text:p text:style-name="P35"/>
          </table:table-cell>
          <table:table-cell table:style-name="Table55.A1" office:value-type="string">
            <text:p text:style-name="P35"/>
          </table:table-cell>
          <table:table-cell table:style-name="Table55.E27"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ext:soft-page-break/>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row table:style-name="Table55.1">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E2" office:value-type="string">
            <text:p text:style-name="P34"/>
          </table:table-cell>
        </table:table-row>
      </table:table>
      <text:p text:style-name="Text_20_body"/>
      <text:h text:style-name="Heading_20_1" text:outline-level="1"><text:alphabetical-index-mark-start text:id="IMark243375332"/>Array<text:alphabetical-index-mark-end text:id="IMark24337533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43375332"/>Class<text:alphabetical-index-mark-end text:id="IMark24337533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43375332"/>Complex<text:alphabetical-index-mark-end text:id="IMark24337533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43373796"/>.cbrt<text:alphabetical-index-mark-end text:id="IMark24337379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243373364"/>.e**<text:alphabetical-index-mark-end text:id="IMark24337336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243373796"/>.split<text:alphabetical-index-mark-end text:id="IMark24337379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43373364"/>.sqrt<text:alphabetical-index-mark-end text:id="IMark24337336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43373940"/>Exception<text:alphabetical-index-mark-end text:id="IMark243373940"/></text:h>
      <text:p text:style-name="Text_20_body"/>
      <text:p text:style-name="Text_20_body">Inheritance: Exception <text:span text:style-name="T9">←</text:span> Object</text:p>
      <text:p text:style-name="Code"/>
      <text:p text:style-name="P28"/>
      <text:p text:style-name="Code"/>
      <text:p text:style-name="Text_20_body">Ipsum lorem</text:p>
      <text:h text:style-name="Heading_20_2" text:outline-level="2"/>
      <text:h text:style-name="Heading_20_1" text:outline-level="1"><text:alphabetical-index-mark-start text:id="IMark243373940"/>FalseClass<text:alphabetical-index-mark-end text:id="IMark24337394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43373364"/>&amp;&amp;<text:alphabetical-index-mark-end text:id="IMark24337336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43373364"/>^^<text:alphabetical-index-mark-end text:id="IMark24337336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43373364"/>||<text:alphabetical-index-mark-end text:id="IMark24337336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43373940"/>Float<text:alphabetical-index-mark-end text:id="IMark24337394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43374468"/>Hash<text:alphabetical-index-mark-end text:id="IMark24337446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43374468"/>InStream<text:alphabetical-index-mark-end text:id="IMark24337446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243374468"/>Integer<text:alphabetical-index-mark-end text:id="IMark24337446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243405260"/><text:alphabetical-index-mark-start text:id="IMark152425908"/>MaxNumeric<text:alphabetical-index-mark-end text:id="IMark152425908"/><text:alphabetical-index-mark-end text:id="IMark24340526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243405260"/><text:alphabetical-index-mark-start text:id="IMark152425908"/>MinNumeric<text:alphabetical-index-mark-end text:id="IMark152425908"/><text:alphabetical-index-mark-end text:id="IMark24340526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243405260"/><text:alphabetical-index-mark-start text:id="IMark152425908"/><text:alphabetical-index-mark-start text:id="IMark243408140"/>NilClass<text:alphabetical-index-mark-end text:id="IMark243408140"/><text:alphabetical-index-mark-end text:id="IMark152425908"/><text:alphabetical-index-mark-end text:id="IMark24340526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43374948"/>&amp;&amp;<text:alphabetical-index-mark-end text:id="IMark24337494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43374948"/>^^<text:alphabetical-index-mark-end text:id="IMark24337494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43374948"/>||<text:alphabetical-index-mark-end text:id="IMark24337494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43405260"/>Numeric<text:alphabetical-index-mark-end text:id="IMark2434052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243405260"/>Object<text:alphabetical-index-mark-end text:id="IMark24340526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243374948"/>&amp;&amp;<text:alphabetical-index-mark-end text:id="IMark24337494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243374948"/>)methods<text:alphabetical-index-mark-end text:id="IMark24337494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243374948"/>.<text:alphabetical-index-mark-end text:id="IMark24337494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243374948"/>.::<text:alphabetical-index-mark-end text:id="IMark24337494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43374948"/>inst:<text:alphabetical-index-mark-end text:id="IMark24337494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43374948"/>local:<text:alphabetical-index-mark-end text:id="IMark24337494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43374948"/>super<text:alphabetical-index-mark-end text:id="IMark24337494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43374948"/>;<text:alphabetical-index-mark-end text:id="IMark24337494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43374948"/>.class<text:alphabetical-index-mark-end text:id="IMark243374948"/>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43374948"/>.clone<text:alphabetical-index-mark-end text:id="IMark24337494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43374948"/>.copy<text:alphabetical-index-mark-end text:id="IMark24337494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43374948"/>.init<text:alphabetical-index-mark-end text:id="IMark24337494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43374948"/>.is_class?<text:alphabetical-index-mark-end text:id="IMark24337494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43374948"/>.name<text:alphabetical-index-mark-end text:id="IMark24337494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43374948"/>.strlen<text:alphabetical-index-mark-end text:id="IMark24337494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43374948"/>.to_f<text:alphabetical-index-mark-end text:id="IMark24337494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43374948"/>.to_f!<text:alphabetical-index-mark-end text:id="IMark24337494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2502944"/>.to_i<text:alphabetical-index-mark-end text:id="IMark15250294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2502944"/>.to_i!<text:alphabetical-index-mark-end text:id="IMark15250294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2502944"/>.to_n<text:alphabetical-index-mark-end text:id="IMark15250294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2502944"/>.to_n!<text:alphabetical-index-mark-end text:id="IMark15250294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2502944"/>.to_r<text:alphabetical-index-mark-end text:id="IMark15250294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2502944"/>.to_r!<text:alphabetical-index-mark-end text:id="IMark15250294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2502944"/>.to_s<text:alphabetical-index-mark-end text:id="IMark15250294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2502944"/>.to_x<text:alphabetical-index-mark-end text:id="IMark15250294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2502944"/>.to_x!<text:alphabetical-index-mark-end text:id="IMark15250294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52502944"/>&lt;&gt;<text:alphabetical-index-mark-end text:id="IMark15250294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52502944"/>=<text:alphabetical-index-mark-end text:id="IMark15250294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52502944"/>^^<text:alphabetical-index-mark-end text:id="IMark15250294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52502944"/>distinct?<text:alphabetical-index-mark-end text:id="IMark15250294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2502944"/>identical?<text:alphabetical-index-mark-end text:id="IMark15250294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2502944"/>max<text:alphabetical-index-mark-end text:id="IMark15250294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2502944"/>min<text:alphabetical-index-mark-end text:id="IMark1525029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52335956"/>nil&lt;&gt;<text:alphabetical-index-mark-end text:id="IMark15233595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52335956"/>nil=<text:alphabetical-index-mark-end text:id="IMark15233595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2335956"/>not<text:alphabetical-index-mark-end text:id="IMark15233595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52335956"/>||<text:alphabetical-index-mark-end text:id="IMark15233595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243405260"/>OutStream<text:alphabetical-index-mark-end text:id="IMark2434052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243405260"/>Procedure<text:alphabetical-index-mark-end text:id="IMark2434052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243405260"/>Queue<text:alphabetical-index-mark-end text:id="IMark2434052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243405260"/>Rational<text:alphabetical-index-mark-end text:id="IMark2434052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43408764"/>.split<text:alphabetical-index-mark-end text:id="IMark2434087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2323008"/>Stack<text:alphabetical-index-mark-end text:id="IMark1523230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52323008"/>String<text:alphabetical-index-mark-end text:id="IMark1523230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52323008"/>Thread<text:alphabetical-index-mark-end text:id="IMark1523230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2323008"/><text:alphabetical-index-mark-start text:id="IMark152319032"/><text:alphabetical-index-mark-start text:id="IMark152324544"/>TrueClass<text:alphabetical-index-mark-end text:id="IMark152324544"/><text:alphabetical-index-mark-end text:id="IMark152319032"/><text:alphabetical-index-mark-end text:id="IMark15232300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text:alphabetical-index-mark-start text:id="IMark152323008"/>VirtualMachine<text:alphabetical-index-mark-end text:id="IMark15232300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2323008"/>Commands<text:alphabetical-index-mark-end text:id="IMark1523230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9">A</text:p>
          <text:p text:style-name="P38">Array<text:tab/>29</text:p>
          <text:p text:style-name="P39">C</text:p>
          <text:p text:style-name="P38">Class<text:tab/>30</text:p>
          <text:p text:style-name="P38">Classes<text:tab/>21</text:p>
          <text:p text:style-name="P38">Commands<text:tab/>66</text:p>
          <text:p text:style-name="P38">Complex<text:tab/>31</text:p>
          <text:p text:style-name="P39">D</text:p>
          <text:p text:style-name="P38">Demo.rb<text:tab/>11</text:p>
          <text:p text:style-name="P38">distinct?<text:tab/>52</text:p>
          <text:p text:style-name="P38">do_map_name<text:tab/>25</text:p>
          <text:p text:style-name="P38">drop<text:tab/>18</text:p>
          <text:p text:style-name="P38">dup<text:tab/>18</text:p>
          <text:p text:style-name="P39">E</text:p>
          <text:p text:style-name="P38">Exception<text:tab/>33</text:p>
          <text:p text:style-name="P39">F</text:p>
          <text:p text:style-name="P38">FalseClass<text:tab/>34</text:p>
          <text:p text:style-name="P38">Float<text:tab/>36</text:p>
          <text:p text:style-name="P39">H</text:p>
          <text:p text:style-name="P38">Hash<text:tab/>37</text:p>
          <text:p text:style-name="P39">I</text:p>
          <text:p text:style-name="P38">identical?<text:tab/>53</text:p>
          <text:p text:style-name="P38">Inheritance<text:tab/>22</text:p>
          <text:p text:style-name="P38">inst:<text:tab/>46</text:p>
          <text:p text:style-name="P38">InStream<text:tab/>38</text:p>
          <text:p text:style-name="P38">Integer<text:tab/>39</text:p>
          <text:p text:style-name="P39">L</text:p>
          <text:p text:style-name="P38">Late Binding<text:tab/>22</text:p>
          <text:p text:style-name="P38">local:<text:tab/>46</text:p>
          <text:p text:style-name="P39">M</text:p>
          <text:p text:style-name="P38">max<text:tab/>53</text:p>
          <text:p text:style-name="P38">MaxNumeric<text:tab/>41</text:p>
          <text:p text:style-name="P38">Method Mapping<text:tab/>23</text:p>
          <text:p text:style-name="P38">Methods<text:tab/>22</text:p>
          <text:p text:style-name="P38">min<text:tab/>53</text:p>
          <text:p text:style-name="P38">MinNumeric<text:tab/>42</text:p>
          <text:p text:style-name="P39">N</text:p>
          <text:p text:style-name="P38">nil&lt;&gt;<text:tab/>54</text:p>
          <text:p text:style-name="P38">nil=<text:tab/>54</text:p>
          <text:p text:style-name="P38">NilClass<text:tab/>43</text:p>
          <text:p text:style-name="P38">nip<text:tab/>18</text:p>
          <text:p text:style-name="P38">not<text:tab/>54</text:p>
          <text:p text:style-name="P38">Numeric<text:tab/>44</text:p>
          <text:p text:style-name="P39">O</text:p>
          <text:p text:style-name="P38">Object<text:tab/>45</text:p>
          <text:p text:style-name="P38">OutStream<text:tab/>55</text:p>
          <text:p text:style-name="P38">over<text:tab/>18</text:p>
          <text:p text:style-name="P39">P</text:p>
          <text:p text:style-name="P38">pick<text:tab/>18</text:p>
          <text:p text:style-name="P38">Polymorphism<text:tab/>22</text:p>
          <text:p text:style-name="P38">Procedure<text:tab/>56</text:p>
          <text:p text:style-name="P39">Q</text:p>
          <text:p text:style-name="P38">Queue<text:tab/>57</text:p>
          <text:p text:style-name="P39">R</text:p>
          <text:p text:style-name="P38">Rake<text:tab/>11</text:p>
          <text:p text:style-name="P38">Rational<text:tab/>58</text:p>
          <text:p text:style-name="P38">Routing<text:tab/>24</text:p>
          <text:p text:style-name="P39">S</text:p>
          <text:p text:style-name="P38">Stack<text:tab/>60</text:p>
          <text:p text:style-name="P38">String<text:tab/>61</text:p>
          <text:p text:style-name="P38">super<text:tab/>46</text:p>
          <text:p text:style-name="P38">swap<text:tab/>19</text:p>
          <text:p text:style-name="P38">SymbolMap<text:tab/>23</text:p>
          <text:p text:style-name="P39">T</text:p>
          <text:p text:style-name="P38">Thanks<text:tab/>9</text:p>
          <text:p text:style-name="P38">Thread<text:tab/>62</text:p>
          <text:p text:style-name="P38">TrueClass<text:tab/>63</text:p>
          <text:p text:style-name="P38">tuck<text:tab/>19</text:p>
          <text:p text:style-name="P39">V</text:p>
          <text:p text:style-name="P38">VirtualMachine<text:tab/>64</text:p>
          <text:p text:style-name="P39">^</text:p>
          <text:p text:style-name="P38">^^<text:tab/>34, 43, 52</text:p>
          <text:p text:style-name="P39">;</text:p>
          <text:p text:style-name="P38">;<text:tab/>46</text:p>
          <text:p text:style-name="P39">:</text:p>
          <text:p text:style-name="P38">:<text:tab/>24</text:p>
          <text:p text:style-name="P39">.</text:p>
          <text:p text:style-name="P38">.<text:tab/>45</text:p>
          <text:p text:style-name="P38">.:<text:tab/>24</text:p>
          <text:p text:style-name="P38">.::<text:tab/>24, 46</text:p>
          <text:p text:style-name="P38">.cbrt<text:tab/>32</text:p>
          <text:p text:style-name="P38">.class<text:tab/>46</text:p>
          <text:p text:style-name="P38">.clone<text:tab/>47</text:p>
          <text:p text:style-name="P38">.copy<text:tab/>47</text:p>
          <text:p text:style-name="P38">.e**<text:tab/>32</text:p>
          <text:p text:style-name="P38">.init<text:tab/>47</text:p>
          <text:p text:style-name="P38">.is_class?<text:tab/>47</text:p>
          <text:p text:style-name="P38">.name<text:tab/>48</text:p>
          <text:p text:style-name="P38">.split<text:tab/>32, 58</text:p>
          <text:p text:style-name="P38">.sqrt<text:tab/>32</text:p>
          <text:p text:style-name="P38">.strlen<text:tab/>48</text:p>
          <text:p text:style-name="P38">.to_f<text:tab/>48</text:p>
          <text:p text:style-name="P38">.to_f!<text:tab/>49</text:p>
          <text:p text:style-name="P38">.to_i<text:tab/>49</text:p>
          <text:p text:style-name="P38">.to_i!<text:tab/>49</text:p>
          <text:p text:style-name="P38">.to_n<text:tab/>49</text:p>
          <text:p text:style-name="P38">.to_n!<text:tab/>50</text:p>
          <text:p text:style-name="P38">.to_r<text:tab/>50</text:p>
          <text:p text:style-name="P38">.to_r!<text:tab/>51</text:p>
          <text:p text:style-name="P38">.to_s<text:tab/>51</text:p>
          <text:p text:style-name="P38">.to_x<text:tab/>51</text:p>
          <text:p text:style-name="P38">.to_x!<text:tab/>52</text:p>
          <text:p text:style-name="P39">)</text:p>
          <text:p text:style-name="P38">)methods<text:tab/>45</text:p>
          <text:p text:style-name="P39">&amp;</text:p>
          <text:p text:style-name="P38">&amp;&amp;<text:tab/>34, 43, 45</text:p>
          <text:p text:style-name="P39">&lt;</text:p>
          <text:p text:style-name="P38">&lt;&gt;<text:tab/>52</text:p>
          <text:p text:style-name="P39">=</text:p>
          <text:p text:style-name="P38">=<text:tab/>52</text:p>
          <text:p text:style-name="P39">|</text:p>
          <text:p text:style-name="P38">||<text:tab/>34, 43, 54</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2</text:page-number> of <text:page-count>7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22H20M28S</meta:editing-duration>
    <meta:editing-cycles>1044</meta:editing-cycles>
    <meta:generator>OpenOffice/4.1.1$Win32 OpenOffice.org_project/411m6$Build-9775</meta:generator>
    <dc:date>2015-02-09T10:33:00.21</dc:date>
    <dc:creator>Peter Camilleri</dc:creator>
    <meta:document-statistic meta:table-count="55" meta:image-count="0" meta:object-count="0" meta:page-count="72" meta:paragraph-count="1686" meta:word-count="10348" meta:character-count="63859"/>
    <meta:template xlink:type="simple" xlink:actuate="onRequest" xlink:title="MyDefault" xlink:href="../../../../OpenOffice.org/3/user/template/MyDefault.ott" meta:date="2014-06-26T22:09:00.24"/>
  </office:meta>
</office:document-meta>
</file>